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19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060" calcext:value-type="currency" table:number-columns-spanned="2" table:number-rows-spanned="2">
            <text:p>$1,0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2-01" calcext:value-type="date">
            <text:p>02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1/05-01/11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1/12-01/18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1/19-01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1/26-02/01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0:47:22.777221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1-16T20:48:54.969535032</dc:date>
    <meta:editing-duration>PT2H52M35S</meta:editing-duration>
    <meta:editing-cycles>49</meta:editing-cycles>
    <meta:generator>LibreOffice/7.5.5.2$Linux_X86_64 LibreOffice_project/50$Build-2</meta:generator>
    <meta:document-statistic meta:table-count="1" meta:cell-count="65" meta:object-count="1"/>
  </office:meta>
</office:document-meta>
</file>